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4" draw:id="id4" draw:layer="layout" svg:width="2.706cm" svg:height="1.2cm" svg:x="18.289cm" svg:y="1.5cm">
          <text:p text:style-name="P1">MCTS</text:p>
        </draw:rect>
        <draw:rect draw:style-name="gr1" draw:text-style-name="P1" xml:id="id2" draw:id="id2" draw:layer="layout" svg:width="4.421cm" svg:height="1.2cm" svg:x="7.373cm" svg:y="1.5cm">
          <text:p text:style-name="P1">Model</text:p>
        </draw:rect>
        <draw:rect draw:style-name="gr1" draw:text-style-name="P1" xml:id="id3" draw:id="id3" draw:layer="layout" svg:width="2.616cm" svg:height="1.2cm" svg:x="13.598cm" svg:y="1.5cm">
          <text:p text:style-name="P1">API</text:p>
        </draw:rect>
        <draw:rect draw:style-name="gr1" draw:text-style-name="P1" xml:id="id1" draw:id="id1" draw:layer="layout" svg:width="4.42cm" svg:height="1.2cm" svg:x="1.6cm" svg:y="1.5cm">
          <text:p text:style-name="P1">User Interface</text:p>
        </draw:rect>
        <draw:ellipse draw:style-name="gr1" draw:text-style-name="P1" xml:id="id5" draw:id="id5" draw:layer="layout" svg:width="4.691cm" svg:height="1.125cm" svg:x="22.709cm" svg:y="1.575cm">
          <text:p text:style-name="P1">Parallelization</text:p>
        </draw:ellipse>
        <draw:connector draw:style-name="gr2" draw:text-style-name="P1" draw:layer="layout" draw:type="line" svg:x1="6.02cm" svg:y1="2.1cm" svg:x2="7.373cm" svg:y2="2.1cm" draw:start-shape="id1" draw:end-shape="id2" draw:end-glue-point="3" svg:d="M6020 2100h1353">
          <text:p/>
        </draw:connector>
        <draw:connector draw:style-name="gr2" draw:text-style-name="P1" draw:layer="layout" draw:type="line" svg:x1="11.794cm" svg:y1="2.1cm" svg:x2="13.598cm" svg:y2="2.1cm" draw:start-shape="id2" draw:start-glue-point="1" draw:end-shape="id3" svg:d="M11794 2100h1804">
          <text:p/>
        </draw:connector>
        <draw:connector draw:style-name="gr2" draw:text-style-name="P1" draw:layer="layout" draw:type="line" svg:x1="16.214cm" svg:y1="2.1cm" svg:x2="18.289cm" svg:y2="2.1cm" draw:start-shape="id3" draw:end-shape="id4" svg:d="M16214 2100h2075">
          <text:p/>
        </draw:connector>
        <draw:connector draw:style-name="gr2" draw:text-style-name="P1" draw:layer="layout" draw:type="line" svg:x1="20.995cm" svg:y1="2.1cm" svg:x2="22.709cm" svg:y2="2.137cm" draw:start-shape="id4" draw:start-glue-point="1" draw:end-shape="id5" svg:d="M20995 2100l1714 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4T21:26:26.51</meta:creation-date>
    <dc:date>2014-11-24T22:22:12.45</dc:date>
    <dc:creator>Dan </dc:creator>
    <meta:editing-duration>PT23M57S</meta:editing-duration>
    <meta:editing-cycles>3</meta:editing-cycles>
    <meta:generator>OpenOffice/4.1.1$Win32 OpenOffice.org_project/411m6$Build-9775</meta:generator>
    <meta:document-statistic meta:object-count="9"/>
  </office:meta>
</office:document-meta>
</file>